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0869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13589"/>
          <table:table-cell office:value-type="float" office:value="0.107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89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89171"/>
          <table:table-cell office:value-type="float" office:value="1.633"/>
          <table:table-cell office:value-type="float" office:value="1.51"/>
          <table:table-cell office:value-type="float" office:value="71136.0"/>
          <table:table-cell office:value-type="float" office:value="0.0"/>
          <table:table-cell office:value-type="float" office:value="597.0"/>
          <table:table-cell office:value-type="float" office:value="44843.0"/>
          <table:table-cell office:value-type="float" office:value="116013.0"/>
          <table:table-cell office:value-type="float" office:value="4170.0"/>
          <table:table-cell office:value-type="float" office:value="11292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92617"/>
          <table:table-cell office:value-type="float" office:value="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6865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5608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9.0"/>
          <table:table-cell office:value-type="float" office:value="8318.0"/>
          <table:table-cell office:value-type="string">
            <text:p/>
          </table:table-cell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62146"/>
          <table:table-cell office:value-type="float" office:value="0.437"/>
          <table:table-cell office:value-type="float" office:value="0.35"/>
          <table:table-cell office:value-type="float" office:value="2757.0"/>
          <table:table-cell office:value-type="float" office:value="0.0"/>
          <table:table-cell office:value-type="float" office:value="340.0"/>
          <table:table-cell office:value-type="float" office:value="22306.0"/>
          <table:table-cell office:value-type="float" office:value="25144.0"/>
          <table:table-cell office:value-type="float" office:value="4594.0"/>
          <table:table-cell office:value-type="float" office:value="12996.0"/>
          <table:table-cell office:value-type="float" office:value="9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19162"/>
          <table:table-cell office:value-type="float" office:value="0.873"/>
          <table:table-cell office:value-type="float" office:value="0.8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6.0"/>
          <table:table-cell office:value-type="float" office:value="66250.0"/>
          <table:table-cell office:value-type="float" office:value="4594.0"/>
          <table:table-cell office:value-type="float" office:value="12996.0"/>
          <table:table-cell office:value-type="float" office:value="9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3.8668"/>
          <table:table-cell office:value-type="float" office:value="23.596"/>
          <table:table-cell office:value-type="float" office:value="23.49"/>
          <table:table-cell office:value-type="float" office:value="921200.0"/>
          <table:table-cell office:value-type="float" office:value="0.0"/>
          <table:table-cell office:value-type="float" office:value="4375.0"/>
          <table:table-cell office:value-type="float" office:value="724670.0"/>
          <table:table-cell office:value-type="float" office:value="1645905.0"/>
          <table:table-cell office:value-type="float" office:value="4170.0"/>
          <table:table-cell office:value-type="float" office:value="11304.0"/>
          <table:table-cell office:value-type="float" office:value="91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03838"/>
          <table:table-cell office:value-type="float" office:value="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198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1034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8.0"/>
          <table:table-cell office:value-type="float" office:value="8317.0"/>
          <table:table-cell office:value-type="string">
            <text:p/>
          </table:table-cell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12754"/>
          <table:table-cell office:value-type="float" office:value="0.122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648.0"/>
          <table:table-cell office:value-type="float" office:value="4594.0"/>
          <table:table-cell office:value-type="float" office:value="12989.0"/>
          <table:table-cell office:value-type="float" office:value="90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59624"/>
          <table:table-cell office:value-type="float" office:value="0.115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77.0"/>
          <table:table-cell office:value-type="float" office:value="4594.0"/>
          <table:table-cell office:value-type="float" office:value="12989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.6555"/>
          <table:table-cell office:value-type="float" office:value="3.451"/>
          <table:table-cell office:value-type="float" office:value="3.39"/>
          <table:table-cell office:value-type="float" office:value="191610.0"/>
          <table:table-cell office:value-type="float" office:value="0.0"/>
          <table:table-cell office:value-type="float" office:value="156.0"/>
          <table:table-cell office:value-type="float" office:value="12031.0"/>
          <table:table-cell office:value-type="float" office:value="203727.0"/>
          <table:table-cell office:value-type="float" office:value="4170.0"/>
          <table:table-cell office:value-type="float" office:value="11297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